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ans"/>
    </style:style>
    <style:style style:name="P2" style:family="paragraph" style:parent-style-name="Subtitle">
      <style:text-properties style:font-name="Liberation Sans"/>
    </style:style>
    <style:style style:name="P3" style:family="paragraph" style:parent-style-name="Text_20_body">
      <style:text-properties style:font-name="Liberation Sans"/>
    </style:style>
    <style:style style:name="P4" style:family="paragraph" style:parent-style-name="Heading_20_3">
      <style:text-properties officeooo:rsid="00286914" officeooo:paragraph-rsid="00286914"/>
    </style:style>
    <style:style style:name="P5" style:family="paragraph" style:parent-style-name="Text_20_body">
      <style:text-properties style:font-name="Liberation Sans" officeooo:rsid="00286914"/>
    </style:style>
    <style:style style:name="P6" style:family="paragraph" style:parent-style-name="Text_20_body">
      <style:text-properties officeooo:rsid="00286914"/>
    </style:style>
    <style:style style:name="P7" style:family="paragraph" style:parent-style-name="Heading_20_4">
      <style:paragraph-properties fo:margin-top="0cm" fo:margin-bottom="0.247cm" style:contextual-spacing="false" fo:line-height="115%"/>
      <style:text-properties officeooo:rsid="00286914"/>
    </style:style>
    <style:style style:name="P8" style:family="paragraph" style:parent-style-name="Text_20_body" style:list-style-name="L1">
      <style:text-properties style:font-name="Liberation Sans" officeooo:rsid="00286914"/>
    </style:style>
    <style:style style:name="P9" style:family="paragraph" style:parent-style-name="Text_20_body" style:list-style-name="L1">
      <style:text-properties style:font-name="Liberation Sans" officeooo:rsid="002a03b1" officeooo:paragraph-rsid="002a03b1"/>
    </style:style>
    <style:style style:name="P10" style:family="paragraph" style:parent-style-name="Text_20_body" style:list-style-name="L2">
      <style:text-properties style:font-name="Liberation Sans" officeooo:rsid="00286914"/>
    </style:style>
    <style:style style:name="P11" style:family="paragraph" style:parent-style-name="Text_20_body" style:list-style-name="L2">
      <style:text-properties style:font-name="Liberation Sans" officeooo:rsid="00286914" officeooo:paragraph-rsid="002a03b1"/>
    </style:style>
    <style:style style:name="P12" style:family="paragraph" style:parent-style-name="Text_20_body" style:list-style-name="L2">
      <style:text-properties style:font-name="Liberation Sans" officeooo:rsid="002a03b1" officeooo:paragraph-rsid="002a03b1"/>
    </style:style>
    <style:style style:name="P13" style:family="paragraph" style:parent-style-name="Heading_20_3">
      <style:text-properties style:font-name="Liberation Sans" officeooo:rsid="00163895" officeooo:paragraph-rsid="00163895"/>
    </style:style>
    <style:style style:name="P14" style:family="paragraph" style:parent-style-name="Text_20_body">
      <style:paragraph-properties fo:margin-top="0cm" fo:margin-bottom="0cm" style:contextual-spacing="false"/>
      <style:text-properties style:font-name="Liberation Sans" officeooo:rsid="00163895"/>
    </style:style>
    <style:style style:name="P15" style:family="paragraph" style:parent-style-name="Text_20_body" style:list-style-name="L3">
      <style:paragraph-properties fo:margin-top="0cm" fo:margin-bottom="0cm" style:contextual-spacing="false"/>
      <style:text-properties style:font-name="Liberation Sans" officeooo:rsid="00163895"/>
    </style:style>
    <style:style style:name="P16" style:family="paragraph" style:parent-style-name="Text_20_body" style:list-style-name="L3">
      <style:paragraph-properties fo:margin-top="0cm" fo:margin-bottom="0cm" style:contextual-spacing="false"/>
      <style:text-properties style:font-name="Liberation Sans" officeooo:rsid="00163895" officeooo:paragraph-rsid="001d37a6"/>
    </style:style>
    <style:style style:name="P17" style:family="paragraph" style:parent-style-name="Text_20_body" style:list-style-name="L3">
      <style:paragraph-properties fo:margin-top="0cm" fo:margin-bottom="0cm" style:contextual-spacing="false"/>
      <style:text-properties style:font-name="Liberation Sans" officeooo:rsid="00163895" officeooo:paragraph-rsid="001f41e5"/>
    </style:style>
    <style:style style:name="P18" style:family="paragraph" style:parent-style-name="Text_20_body" style:list-style-name="L3">
      <style:paragraph-properties fo:margin-top="0cm" fo:margin-bottom="0cm" style:contextual-spacing="false"/>
      <style:text-properties style:font-name="Liberation Sans" officeooo:rsid="00163895" officeooo:paragraph-rsid="00205b2b"/>
    </style:style>
    <style:style style:name="P19" style:family="paragraph" style:parent-style-name="Text_20_body" style:list-style-name="L4">
      <style:paragraph-properties fo:margin-top="0cm" fo:margin-bottom="0cm" style:contextual-spacing="false"/>
      <style:text-properties style:font-name="Liberation Sans" officeooo:rsid="00163895"/>
    </style:style>
    <style:style style:name="P20" style:family="paragraph" style:parent-style-name="Text_20_body" style:list-style-name="L4">
      <style:paragraph-properties fo:margin-top="0cm" fo:margin-bottom="0cm" style:contextual-spacing="false"/>
      <style:text-properties style:font-name="Liberation Sans" officeooo:rsid="00163895" officeooo:paragraph-rsid="001d37a6"/>
    </style:style>
    <style:style style:name="P21" style:family="paragraph" style:parent-style-name="Text_20_body" style:list-style-name="L4">
      <style:paragraph-properties fo:margin-top="0cm" fo:margin-bottom="0cm" style:contextual-spacing="false"/>
      <style:text-properties style:font-name="Liberation Sans" officeooo:rsid="00163895" officeooo:paragraph-rsid="0024d8b0"/>
    </style:style>
    <style:style style:name="P22" style:family="paragraph" style:parent-style-name="Text_20_body" style:list-style-name="L4">
      <style:paragraph-properties fo:margin-top="0cm" fo:margin-bottom="0cm" style:contextual-spacing="false"/>
      <style:text-properties style:font-name="Liberation Sans" officeooo:paragraph-rsid="001d37a6"/>
    </style:style>
    <style:style style:name="P23" style:family="paragraph" style:parent-style-name="Text_20_body">
      <style:paragraph-properties fo:margin-top="0cm" fo:margin-bottom="0cm" style:contextual-spacing="false"/>
      <style:text-properties style:font-name="Liberation Sans" officeooo:paragraph-rsid="001d37a6"/>
    </style:style>
    <style:style style:name="P24" style:family="paragraph" style:parent-style-name="Text_20_body">
      <style:paragraph-properties fo:margin-top="0cm" fo:margin-bottom="0cm" style:contextual-spacing="false"/>
      <style:text-properties style:font-name="Liberation Sans"/>
    </style:style>
    <style:style style:name="P25" style:family="paragraph" style:parent-style-name="Heading_20_3">
      <style:paragraph-properties fo:margin-top="0cm" fo:margin-bottom="0cm" style:contextual-spacing="false"/>
      <style:text-properties style:font-name="Liberation Sans"/>
    </style:style>
    <style:style style:name="P26" style:family="paragraph" style:parent-style-name="Text_20_body" style:list-style-name="L5">
      <style:paragraph-properties fo:margin-top="0cm" fo:margin-bottom="0cm" style:contextual-spacing="false"/>
      <style:text-properties style:font-name="Liberation Sans" officeooo:paragraph-rsid="00205b2b"/>
    </style:style>
    <style:style style:name="P27" style:family="paragraph" style:parent-style-name="Text_20_body" style:list-style-name="L5">
      <style:paragraph-properties fo:margin-top="0cm" fo:margin-bottom="0cm" style:contextual-spacing="false"/>
      <style:text-properties style:font-name="Liberation Sans" officeooo:paragraph-rsid="00212ad6"/>
    </style:style>
    <style:style style:name="P28" style:family="paragraph" style:parent-style-name="Text_20_body" style:list-style-name="L6">
      <style:paragraph-properties fo:margin-top="0cm" fo:margin-bottom="0cm" style:contextual-spacing="false"/>
      <style:text-properties style:font-name="Liberation Sans" officeooo:rsid="001dbf3b" officeooo:paragraph-rsid="00205b2b"/>
    </style:style>
    <style:style style:name="P29" style:family="paragraph" style:parent-style-name="Text_20_body" style:list-style-name="L6">
      <style:paragraph-properties fo:margin-top="0cm" fo:margin-bottom="0cm" style:contextual-spacing="false"/>
      <style:text-properties style:font-name="Liberation Sans"/>
    </style:style>
    <style:style style:name="P30" style:family="paragraph" style:parent-style-name="Text_20_body" style:list-style-name="L6">
      <style:paragraph-properties fo:margin-top="0cm" fo:margin-bottom="0cm" style:contextual-spacing="false"/>
      <style:text-properties style:font-name="Liberation Sans" officeooo:paragraph-rsid="001dbf3b"/>
    </style:style>
    <style:style style:name="P31" style:family="paragraph" style:parent-style-name="Text_20_body" style:list-style-name="L6">
      <style:paragraph-properties fo:margin-top="0cm" fo:margin-bottom="0cm" style:contextual-spacing="false"/>
      <style:text-properties style:font-name="Liberation Sans" officeooo:paragraph-rsid="00212ad6"/>
    </style:style>
    <style:style style:name="P32" style:family="paragraph" style:parent-style-name="Heading_20_3">
      <style:paragraph-properties fo:margin-top="0cm" fo:margin-bottom="0.499cm" style:contextual-spacing="false" fo:line-height="115%"/>
      <style:text-properties style:font-name="Liberation Sans" officeooo:paragraph-rsid="0016c898"/>
    </style:style>
    <style:style style:name="P33" style:family="paragraph" style:parent-style-name="Text_20_body">
      <style:paragraph-properties fo:margin-top="0cm" fo:margin-bottom="0cm" style:contextual-spacing="false"/>
      <style:text-properties style:font-name="Liberation Sans" officeooo:paragraph-rsid="0016c898"/>
    </style:style>
    <style:style style:name="P34" style:family="paragraph" style:parent-style-name="Text_20_body" style:list-style-name="L7">
      <style:paragraph-properties fo:margin-top="0cm" fo:margin-bottom="0cm" style:contextual-spacing="false"/>
      <style:text-properties style:font-name="Liberation Sans"/>
    </style:style>
    <style:style style:name="P35" style:family="paragraph" style:parent-style-name="Text_20_body" style:list-style-name="L7">
      <style:paragraph-properties fo:margin-top="0cm" fo:margin-bottom="0cm" style:contextual-spacing="false"/>
      <style:text-properties style:font-name="Liberation Sans" officeooo:rsid="00212ad6" officeooo:paragraph-rsid="00212ad6"/>
    </style:style>
    <style:style style:name="P36" style:family="paragraph" style:parent-style-name="Text_20_body" style:list-style-name="L7">
      <style:paragraph-properties fo:margin-top="0cm" fo:margin-bottom="0cm" style:contextual-spacing="false"/>
      <style:text-properties style:font-name="Liberation Sans" officeooo:paragraph-rsid="00212ad6"/>
    </style:style>
    <style:style style:name="P37" style:family="paragraph" style:parent-style-name="Text_20_body" style:list-style-name="L7">
      <style:paragraph-properties fo:margin-top="0cm" fo:margin-bottom="0cm" style:contextual-spacing="false"/>
      <style:text-properties style:font-name="Liberation Sans" officeooo:rsid="00177ec8" officeooo:paragraph-rsid="00212ad6"/>
    </style:style>
    <style:style style:name="P38" style:family="paragraph" style:parent-style-name="Text_20_body" style:list-style-name="L8">
      <style:paragraph-properties fo:margin-top="0cm" fo:margin-bottom="0cm" style:contextual-spacing="false"/>
      <style:text-properties style:font-name="Liberation Sans"/>
    </style:style>
    <style:style style:name="P39" style:family="paragraph" style:parent-style-name="Text_20_body" style:list-style-name="L8">
      <style:paragraph-properties fo:margin-top="0cm" fo:margin-bottom="0cm" style:contextual-spacing="false"/>
      <style:text-properties style:font-name="Liberation Sans" officeooo:paragraph-rsid="00212ad6"/>
    </style:style>
    <style:style style:name="P40" style:family="paragraph" style:parent-style-name="Text_20_body" style:list-style-name="L8">
      <style:paragraph-properties fo:margin-top="0cm" fo:margin-bottom="0cm" style:contextual-spacing="false"/>
      <style:text-properties style:font-name="Liberation Sans" officeooo:rsid="00177ec8" officeooo:paragraph-rsid="00212ad6"/>
    </style:style>
    <style:style style:name="P41" style:family="paragraph" style:parent-style-name="Heading_20_3">
      <style:text-properties style:font-name="Liberation Sans" officeooo:rsid="00177ec8" officeooo:paragraph-rsid="00187d6e"/>
    </style:style>
    <style:style style:name="P42" style:family="paragraph" style:parent-style-name="Text_20_body">
      <style:paragraph-properties fo:margin-top="0cm" fo:margin-bottom="0cm" style:contextual-spacing="false"/>
      <style:text-properties style:font-name="Liberation Sans" officeooo:rsid="00177ec8"/>
    </style:style>
    <style:style style:name="P43" style:family="paragraph" style:parent-style-name="Text_20_body" style:list-style-name="L9">
      <style:paragraph-properties fo:margin-top="0cm" fo:margin-bottom="0cm" style:contextual-spacing="false"/>
      <style:text-properties style:font-name="Liberation Sans" officeooo:rsid="00177ec8"/>
    </style:style>
    <style:style style:name="P44" style:family="paragraph" style:parent-style-name="Text_20_body" style:list-style-name="L9">
      <style:paragraph-properties fo:margin-top="0cm" fo:margin-bottom="0cm" style:contextual-spacing="false"/>
      <style:text-properties style:font-name="Liberation Sans" officeooo:rsid="00233828" officeooo:paragraph-rsid="00233828"/>
    </style:style>
    <style:style style:name="P45" style:family="paragraph" style:parent-style-name="Text_20_body" style:list-style-name="L10">
      <style:paragraph-properties fo:margin-top="0cm" fo:margin-bottom="0cm" style:contextual-spacing="false"/>
      <style:text-properties style:font-name="Liberation Sans" officeooo:rsid="00177ec8" officeooo:paragraph-rsid="00212ad6"/>
    </style:style>
    <style:style style:name="P46" style:family="paragraph" style:parent-style-name="Text_20_body" style:list-style-name="L10">
      <style:paragraph-properties fo:margin-top="0cm" fo:margin-bottom="0cm" style:contextual-spacing="false"/>
      <style:text-properties style:font-name="Liberation Sans" officeooo:rsid="00177ec8" officeooo:paragraph-rsid="0022d0de"/>
    </style:style>
    <style:style style:name="P47" style:family="paragraph" style:parent-style-name="Text_20_body" style:list-style-name="L10">
      <style:paragraph-properties fo:margin-top="0cm" fo:margin-bottom="0cm" style:contextual-spacing="false"/>
      <style:text-properties style:font-name="Liberation Sans" officeooo:rsid="00177ec8" officeooo:paragraph-rsid="00233828"/>
    </style:style>
    <style:style style:name="P48" style:family="paragraph" style:parent-style-name="Text_20_body" style:list-style-name="L10">
      <style:paragraph-properties fo:margin-top="0cm" fo:margin-bottom="0cm" style:contextual-spacing="false"/>
      <style:text-properties style:font-name="Liberation Sans" officeooo:rsid="00163895" officeooo:paragraph-rsid="00233828"/>
    </style:style>
    <style:style style:name="P49" style:family="paragraph" style:parent-style-name="Text_20_body">
      <style:text-properties style:font-name="Liberation Sans" officeooo:rsid="00177ec8"/>
    </style:style>
    <style:style style:name="P50" style:family="paragraph" style:parent-style-name="Text_20_body" style:list-style-name="L11">
      <style:paragraph-properties fo:margin-top="0cm" fo:margin-bottom="0cm" style:contextual-spacing="false"/>
      <style:text-properties style:font-name="Liberation Sans" officeooo:rsid="00163895"/>
    </style:style>
    <style:style style:name="P51" style:family="paragraph" style:parent-style-name="Text_20_body" style:list-style-name="L12">
      <style:paragraph-properties fo:margin-top="0cm" fo:margin-bottom="0cm" style:contextual-spacing="false"/>
      <style:text-properties style:font-name="Liberation Sans" officeooo:rsid="00163895"/>
    </style:style>
    <style:style style:name="P52" style:family="paragraph" style:parent-style-name="Text_20_body">
      <style:text-properties style:font-name="Liberation Sans" officeooo:rsid="00163895"/>
    </style:style>
    <style:style style:name="P53" style:family="paragraph" style:parent-style-name="Heading_20_3">
      <style:text-properties style:font-name="Liberation Sans" officeooo:rsid="00177ec8" officeooo:paragraph-rsid="00177ec8"/>
    </style:style>
    <style:style style:name="P54" style:family="paragraph" style:parent-style-name="Text_20_body" style:list-style-name="L13">
      <style:paragraph-properties fo:margin-top="0cm" fo:margin-bottom="0cm" style:contextual-spacing="false"/>
      <style:text-properties style:font-name="Liberation Sans" officeooo:rsid="00177ec8"/>
    </style:style>
    <style:style style:name="P55" style:family="paragraph" style:parent-style-name="Text_20_body" style:list-style-name="L14">
      <style:paragraph-properties fo:margin-top="0cm" fo:margin-bottom="0cm" style:contextual-spacing="false"/>
      <style:text-properties style:font-name="Liberation Sans" officeooo:rsid="00177ec8"/>
    </style:style>
    <style:style style:name="P56" style:family="paragraph" style:parent-style-name="Text_20_body" style:list-style-name="L14">
      <style:paragraph-properties fo:margin-top="0cm" fo:margin-bottom="0cm" style:contextual-spacing="false"/>
      <style:text-properties style:font-name="Liberation Sans" officeooo:rsid="00163895" officeooo:paragraph-rsid="00263a57"/>
    </style:style>
    <style:style style:name="P57" style:family="paragraph" style:parent-style-name="Heading_20_3">
      <style:paragraph-properties fo:margin-top="0cm" fo:margin-bottom="0.247cm" style:contextual-spacing="false" fo:line-height="115%"/>
      <style:text-properties style:font-name="Liberation Sans" officeooo:rsid="00177ec8"/>
    </style:style>
    <style:style style:name="P58" style:family="paragraph" style:parent-style-name="Text_20_body" style:list-style-name="L15">
      <style:paragraph-properties fo:margin-top="0cm" fo:margin-bottom="0cm" style:contextual-spacing="false"/>
      <style:text-properties style:font-name="Liberation Sans" officeooo:rsid="00177ec8"/>
    </style:style>
    <style:style style:name="P59" style:family="paragraph" style:parent-style-name="Text_20_body" style:list-style-name="L16">
      <style:paragraph-properties fo:margin-top="0cm" fo:margin-bottom="0cm" style:contextual-spacing="false"/>
      <style:text-properties style:font-name="Liberation Sans" officeooo:rsid="00177ec8"/>
    </style:style>
    <style:style style:name="P60" style:family="paragraph" style:parent-style-name="Text_20_body" style:list-style-name="L17">
      <style:paragraph-properties fo:margin-top="0cm" fo:margin-bottom="0cm" style:contextual-spacing="false"/>
      <style:text-properties style:font-name="Liberation Sans" officeooo:rsid="00177ec8"/>
    </style:style>
    <style:style style:name="P61" style:family="paragraph" style:parent-style-name="Text_20_body" style:list-style-name="L18">
      <style:paragraph-properties fo:margin-top="0cm" fo:margin-bottom="0cm" style:contextual-spacing="false"/>
      <style:text-properties style:font-name="Liberation Sans" officeooo:rsid="00177ec8"/>
    </style:style>
    <style:style style:name="P62" style:family="paragraph" style:parent-style-name="Text_20_body">
      <style:text-properties style:font-name="Liberation Sans" officeooo:rsid="00177ec8" officeooo:paragraph-rsid="002bf85d"/>
    </style:style>
    <style:style style:name="P63" style:family="paragraph" style:parent-style-name="Heading_20_3">
      <style:text-properties style:font-name="Liberation Sans" officeooo:rsid="00187d6e" officeooo:paragraph-rsid="00187d6e"/>
    </style:style>
    <style:style style:name="P64" style:family="paragraph" style:parent-style-name="Text_20_body">
      <style:paragraph-properties fo:margin-top="0cm" fo:margin-bottom="0cm" style:contextual-spacing="false"/>
      <style:text-properties style:font-name="Liberation Sans" officeooo:rsid="00187d6e"/>
    </style:style>
    <style:style style:name="P65" style:family="paragraph" style:parent-style-name="Text_20_body" style:list-style-name="L19">
      <style:paragraph-properties fo:margin-top="0cm" fo:margin-bottom="0cm" style:contextual-spacing="false"/>
      <style:text-properties style:font-name="Liberation Sans" officeooo:rsid="00187d6e"/>
    </style:style>
    <style:style style:name="P66" style:family="paragraph" style:parent-style-name="Text_20_body" style:list-style-name="L20">
      <style:paragraph-properties fo:margin-top="0cm" fo:margin-bottom="0cm" style:contextual-spacing="false"/>
      <style:text-properties style:font-name="Liberation Sans" officeooo:rsid="00187d6e"/>
    </style:style>
    <style:style style:name="P67" style:family="paragraph" style:parent-style-name="Text_20_body" style:list-style-name="L21">
      <style:paragraph-properties fo:margin-top="0cm" fo:margin-bottom="0cm" style:contextual-spacing="false"/>
      <style:text-properties style:font-name="Liberation Sans" officeooo:rsid="00163895"/>
    </style:style>
    <style:style style:name="P68" style:family="paragraph" style:parent-style-name="Text_20_body" style:list-style-name="L21">
      <style:paragraph-properties fo:margin-top="0cm" fo:margin-bottom="0cm" style:contextual-spacing="false"/>
      <style:text-properties style:font-name="Liberation Sans" officeooo:rsid="00163895" officeooo:paragraph-rsid="002bf85d"/>
    </style:style>
    <style:style style:name="P69" style:family="paragraph" style:parent-style-name="Text_20_body" style:list-style-name="L21">
      <style:paragraph-properties fo:margin-top="0cm" fo:margin-bottom="0cm" style:contextual-spacing="false"/>
      <style:text-properties style:font-name="Liberation Sans" officeooo:rsid="00177ec8" officeooo:paragraph-rsid="002bf85d"/>
    </style:style>
    <style:style style:name="P70" style:family="paragraph" style:parent-style-name="Text_20_body" style:list-style-name="L22">
      <style:paragraph-properties fo:margin-top="0cm" fo:margin-bottom="0cm" style:contextual-spacing="false"/>
      <style:text-properties style:font-name="Liberation Sans" officeooo:rsid="00163895"/>
    </style:style>
    <style:style style:name="P71" style:family="paragraph" style:parent-style-name="Standard">
      <style:text-properties style:font-name="Liberation Sans" officeooo:rsid="00163895" officeooo:paragraph-rsid="00163895"/>
    </style:style>
    <style:style style:name="T1" style:family="text">
      <style:text-properties style:font-name="Liberation Sans"/>
    </style:style>
    <style:style style:name="T2" style:family="text">
      <style:text-properties style:font-name="Liberation Sans" fo:font-weight="normal" style:font-weight-asian="normal" style:font-weight-complex="normal"/>
    </style:style>
    <style:style style:name="T3" style:family="text">
      <style:text-properties officeooo:rsid="002a03b1"/>
    </style:style>
    <style:style style:name="T4" style:family="text">
      <style:text-properties officeooo:rsid="002b5e1c"/>
    </style:style>
    <style:style style:name="T5" style:family="text">
      <style:text-properties officeooo:rsid="001d37a6"/>
    </style:style>
    <style:style style:name="T6" style:family="text">
      <style:text-properties officeooo:rsid="001f41e5"/>
    </style:style>
    <style:style style:name="T7" style:family="text">
      <style:text-properties officeooo:rsid="0024d8b0"/>
    </style:style>
    <style:style style:name="T8" style:family="text">
      <style:text-properties officeooo:rsid="00163895"/>
    </style:style>
    <style:style style:name="T9" style:family="text">
      <style:text-properties officeooo:rsid="0016c898"/>
    </style:style>
    <style:style style:name="T10" style:family="text">
      <style:text-properties officeooo:rsid="00212ad6"/>
    </style:style>
    <style:style style:name="T11" style:family="text">
      <style:text-properties officeooo:rsid="00205b2b"/>
    </style:style>
    <style:style style:name="T12" style:family="text">
      <style:text-properties officeooo:rsid="001dbf3b"/>
    </style:style>
    <style:style style:name="T13" style:family="text">
      <style:text-properties officeooo:rsid="0022d0de"/>
    </style:style>
    <style:style style:name="T14" style:family="text">
      <style:text-properties officeooo:rsid="00233828"/>
    </style:style>
    <style:style style:name="T15" style:family="text">
      <style:text-properties officeooo:rsid="00187d6e"/>
    </style:style>
    <style:style style:name="T16" style:family="text">
      <style:text-properties officeooo:rsid="002375c3"/>
    </style:style>
    <style:style style:name="T17" style:family="text">
      <style:text-properties officeooo:rsid="00263a57"/>
    </style:style>
    <style:style style:name="T18" style:family="text">
      <style:text-properties officeooo:rsid="002bf85d"/>
    </style:style>
    <style:style style:name="T19" style:family="text">
      <style:text-properties officeooo:rsid="00197ff4"/>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on Rabbit Syllabus</text:p>
      <text:p text:style-name="P2">First Term</text:p>
      <text:p text:style-name="P3"/>
      <text:h text:style-name="P4" text:outline-level="3"><text:span text:style-name="Strong_20_Emphasis"><text:span text:style-name="T1">Term 1 Introduction: Building Moon Rabbit</text:span></text:span></text:h>
      <text:p text:style-name="P5">Term 1 of the after-school STEM course provides students with the foundational knowledge and technical skills required to build a Moon Rabbit CO2 sensor which we will deploy in Terms 2 and 3.</text:p>
      <text:p text:style-name="P6"><text:span text:style-name="T1">The </text:span><text:span text:style-name="Strong_20_Emphasis"><text:span text:style-name="T2">Moon Rabbit</text:span></text:span><text:span text:style-name="T2"> </text:span><text:span text:style-name="T1">is a compact, Raspberry Pi–based CO2 monitoring system designed to collect CO2 measurements and associated metrics. During this first term, students will construct and deploy of their own Moon Rabbit units while developing skills in 3D design, electronics assembly, programming and calibration.</text:span></text:p>
      <text:h text:style-name="P7" text:outline-level="4"><text:span text:style-name="Strong_20_Emphasis"><text:span text:style-name="T1">Focus of Term 1</text:span></text:span></text:h>
      <text:p text:style-name="P5">Term 1 is structured around guided skill-building, preparation, <text:span text:style-name="T3">build </text:span><text:span text:style-name="T4">a</text:span><text:span text:style-name="T3">nd calibration </text:span><text:span text:style-name="T4">of the Moon Rabbit sensor</text:span>. Students will:</text:p>
      <text:list text:style-name="L1">
        <text:list-item>
          <text:p text:style-name="P8">Gain an overview of the Moon Rabbit project and its objectives</text:p>
        </text:list-item>
        <text:list-item>
          <text:p text:style-name="P8">Learn the basics of 3D modelling using TinkerCAD</text:p>
        </text:list-item>
        <text:list-item>
          <text:p text:style-name="P8">Design/<text:span text:style-name="T3">Modify</text:span> and <text:span text:style-name="T3">print</text:span> custom enclosures for their devices</text:p>
        </text:list-item>
        <text:list-item>
          <text:p text:style-name="P8">Develop practical soldering skills and assemble core electronic components</text:p>
        </text:list-item>
        <text:list-item>
          <text:p text:style-name="P8">Install and configure the Raspberry Pi operating system</text:p>
        </text:list-item>
        <text:list-item>
          <text:p text:style-name="P8">Begin programming in Python, including basic control structures and system navigation</text:p>
        </text:list-item>
        <text:list-item>
          <text:p text:style-name="P9">Calibrate and test their Moon Rabbits</text:p>
        </text:list-item>
      </text:list>
      <text:p text:style-name="P5">Students will work in pairs throughout the term, encouraging collaboration and peer learning. Team roles will be established early to support division of tasks during the project.</text:p>
      <text:h text:style-name="P7" text:outline-level="4"><text:span text:style-name="Strong_20_Emphasis"><text:span text:style-name="T1">Outcomes</text:span></text:span></text:h>
      <text:p text:style-name="P5">By the end of Term 1, students are expected to have:</text:p>
      <text:list text:style-name="L2">
        <text:list-item>
          <text:p text:style-name="P10">Completed and printed their custom Moon Rabbit enclosures</text:p>
        </text:list-item>
        <text:list-item>
          <text:p text:style-name="P11">Installed key components, including Raspberry Pi <text:span text:style-name="T3">Zero</text:span> and sensors</text:p>
        </text:list-item>
        <text:list-item>
          <text:p text:style-name="P10">Installed Raspberry Pi OS and configured <text:span text:style-name="T3">the system</text:span> for operation</text:p>
        </text:list-item>
        <text:list-item>
          <text:p text:style-name="P10">Installed and tested <text:span text:style-name="T3">pre-built </text:span>Python scripts for system control and data handling</text:p>
        </text:list-item>
        <text:list-item>
          <text:p text:style-name="P12">Calibrated and tested the Moon Rabbits</text:p>
        </text:list-item>
      </text:list>
      <text:p text:style-name="P5"><text:soft-page-break/>This work ensures that students are well-prepared to move into the applied phases of the course in Terms 2 and 3, where the emphasis shifts to CO2 monitoring in different circumstances and determining the impact of varying levels of CO2 <text:span text:style-name="T3">on their environments.</text:span></text:p>
      <text:h text:style-name="P13" text:outline-level="3">Week 1: Introduction and Project Overview</text:h>
      <text:p text:style-name="P14">Objectives:</text:p>
      <text:list text:style-name="L3">
        <text:list-item>
          <text:p text:style-name="P15">Introduce students to the project goals and timeline</text:p>
        </text:list-item>
        <text:list-item>
          <text:p text:style-name="P16">Familiarise students with <text:span text:style-name="T5">Moon Rabbit</text:span> basics</text:p>
        </text:list-item>
        <text:list-item>
          <text:p text:style-name="P17">Form working pairs and establish team roles.</text:p>
        </text:list-item>
        <text:list-item>
          <text:p text:style-name="P18">Learn basics of 3D design</text:p>
        </text:list-item>
        <text:list-item>
          <text:p text:style-name="P18">Start designing <text:span text:style-name="T6">an</text:span> enclosure</text:p>
        </text:list-item>
      </text:list>
      <text:p text:style-name="P14">Activities:</text:p>
      <text:list text:style-name="L4">
        <text:list-item>
          <text:p text:style-name="P19">Welcome and introduction to the project (<text:span text:style-name="T7">1</text:span>0 minutes)</text:p>
        </text:list-item>
        <text:list-item>
          <text:p text:style-name="P20">Overview of <text:span text:style-name="T5">Moon Rabbit </text:span>and its capabilities (30 minutes)</text:p>
        </text:list-item>
        <text:list-item>
          <text:p text:style-name="P19">Demonstration of a completed <text:span text:style-name="T5">Moon Rabbit </text:span>(20 minutes)</text:p>
        </text:list-item>
        <text:list-item>
          <text:p text:style-name="P21">Form pairs (1<text:span text:style-name="T7">0</text:span> minutes)</text:p>
        </text:list-item>
        <text:list-item>
          <text:p text:style-name="P21">Team building activity: Pairs create team names and discuss project goals (15 minutes)</text:p>
        </text:list-item>
        <text:list-item>
          <text:p text:style-name="P22">Introduction to 3D design principles (20 minutes)</text:p>
        </text:list-item>
        <text:list-item>
          <text:p text:style-name="P20">Overview of TinkerCAD 3D design software (15 minutes)</text:p>
        </text:list-item>
      </text:list>
      <text:p text:style-name="P23"><text:span text:style-name="T8">Homework: </text:span><text:span text:style-name="T5">Design a hollow project box on </text:span><text:span text:style-name="T8">TinkerCAD.</text:span></text:p>
      <text:p text:style-name="P24"/>
      <text:h text:style-name="P25" text:outline-level="3">Week <text:span text:style-name="T9">2</text:span>: 3D Design Introduction</text:h>
      <text:p text:style-name="P24">Objectives:</text:p>
      <text:list text:style-name="L5">
        <text:list-item>
          <text:p text:style-name="P26">Understand design considerations for electronics enclosures</text:p>
        </text:list-item>
        <text:list-item>
          <text:p text:style-name="P27">Complete <text:span text:style-name="T10">Moon Rabbit</text:span> designs.</text:p>
        </text:list-item>
      </text:list>
      <text:p text:style-name="P24">Activities:</text:p>
      <text:list text:style-name="L6">
        <text:list-item>
          <text:p text:style-name="P28">Feedback on Project Box designs (15 minutes)</text:p>
        </text:list-item>
        <text:list-item>
          <text:p text:style-name="P28">Review of design principles and addressing questions (15 minutes)</text:p>
        </text:list-item>
        <text:list-item>
          <text:p text:style-name="P29">Measuring <text:span text:style-name="T11">Moon Rabbit</text:span> for <text:span text:style-name="T9">SD Slot</text:span> (15 minutes)</text:p>
        </text:list-item>
        <text:list-item>
          <text:p text:style-name="P29">Pairs begin designing their own <text:span text:style-name="T9">SD Slots</text:span> (<text:span text:style-name="T5">3</text:span>0 minutes)</text:p>
        </text:list-item>
        <text:list-item>
          <text:p text:style-name="P30">Finalising <text:span text:style-name="T5">Moon Rabbit</text:span> designs with proper ventilation and access ports (<text:span text:style-name="T12">2</text:span>0 minutes)</text:p>
        </text:list-item>
        <text:list-item>
          <text:p text:style-name="P31">Peer review of designs in groups (15 minutes)</text:p>
        </text:list-item>
        <text:list-item>
          <text:p text:style-name="P31">Saving designs and preparing for next session (10 minutes)</text:p>
        </text:list-item>
      </text:list>
      <text:p text:style-name="P3">Homework: Finalise <text:span text:style-name="T11">Moon Rabbit </text:span>design<text:span text:style-name="T11">s</text:span>.</text:p>
      <text:h text:style-name="P32" text:outline-level="3">Week <text:span text:style-name="T9">3</text:span>: Finalising 3D Design and Starting Prints</text:h>
      <text:p text:style-name="P33">Objectives:</text:p>
      <text:list text:style-name="L7">
        <text:list-item>
          <text:p text:style-name="P34">Prepare files for 3D printing.</text:p>
        </text:list-item>
        <text:list-item>
          <text:p text:style-name="P35">Introduction to Cura slicing software.</text:p>
        </text:list-item>
        <text:list-item>
          <text:p text:style-name="P35">Slice Moon Rabbit case.</text:p>
        </text:list-item>
        <text:list-item>
          <text:p text:style-name="P36">Start printing process.</text:p>
        </text:list-item>
        <text:list-item>
          <text:p text:style-name="P37"><text:soft-page-break/>Learn soldering safety and techniques</text:p>
        </text:list-item>
        <text:list-item>
          <text:p text:style-name="P37">Practice basic soldering skills</text:p>
        </text:list-item>
      </text:list>
      <text:p text:style-name="P24">Activities:</text:p>
      <text:list text:style-name="L8">
        <text:list-item>
          <text:p text:style-name="P38">Introduction to <text:span text:style-name="T10">Cura </text:span>slicing software and print settings (20 minutes)</text:p>
        </text:list-item>
        <text:list-item>
          <text:p text:style-name="P38">Preparing files for printing and estimating print times (20 minutes)</text:p>
        </text:list-item>
        <text:list-item>
          <text:p text:style-name="P39">Starting the printing process for some groups (20 minutes)</text:p>
        </text:list-item>
        <text:list-item>
          <text:p text:style-name="P40">Introduction to soldering safety and equipment (20 minutes)</text:p>
        </text:list-item>
        <text:list-item>
          <text:p text:style-name="P40">Demonstration of proper soldering techniques (20 minutes)</text:p>
        </text:list-item>
        <text:list-item>
          <text:p text:style-name="P40"><text:span text:style-name="T10">Solder BME280 joints</text:span> (<text:span text:style-name="T10">2</text:span>0 minutes)</text:p>
        </text:list-item>
      </text:list>
      <text:p text:style-name="P24">Homework: <text:span text:style-name="T10">Complete printing.</text:span></text:p>
      <text:p text:style-name="P24"/>
      <text:h text:style-name="P41" text:outline-level="3">Week 4: Soldering <text:span text:style-name="T10">Rpi 0 headers</text:span></text:h>
      <text:p text:style-name="P42">Objectives:</text:p>
      <text:list text:style-name="L9">
        <text:list-item>
          <text:p text:style-name="P43">Prepare <text:span text:style-name="T10">Raspberry Pi headers </text:span>for the project.</text:p>
        </text:list-item>
        <text:list-item>
          <text:p text:style-name="P44">Clean up prints</text:p>
        </text:list-item>
      </text:list>
      <text:p text:style-name="P42">Activities:</text:p>
      <text:list text:style-name="L10">
        <text:list-item>
          <text:p text:style-name="P45">Inspecting solder joints and troubleshooting common issues (15 minutes)</text:p>
        </text:list-item>
        <text:list-item>
          <text:p text:style-name="P46">Practice soldering with simple components (header pins to <text:span text:style-name="T10">Raspberry Pi Board</text:span>) (<text:span text:style-name="T10">6</text:span>0 minutes)</text:p>
        </text:list-item>
        <text:list-item>
          <text:p text:style-name="P46">Inspecting solder joints and troubleshooting common issues (15 minutes)</text:p>
        </text:list-item>
        <text:list-item>
          <text:p text:style-name="P47">Clean-up and proper disposal of soldering materials (5 minutes)</text:p>
        </text:list-item>
        <text:list-item>
          <text:p text:style-name="P48">Collecting completed 3D prints (10 minutes)</text:p>
        </text:list-item>
        <text:list-item>
          <text:p text:style-name="P48">Post-processing of 3D <text:span text:style-name="T13">Moon Rabbit cases</text:span> (sanding, <text:span text:style-name="T14">spray</text:span>) (20 minutes)</text:p>
        </text:list-item>
      </text:list>
      <text:p text:style-name="P49">Homework: <text:span text:style-name="T13">Complete clean-up.</text:span></text:p>
      <text:h text:style-name="P13" text:outline-level="3">Week <text:span text:style-name="T15">5</text:span>: Assembly and Integration</text:h>
      <text:p text:style-name="P14">Objectives:</text:p>
      <text:list text:style-name="L11">
        <text:list-item>
          <text:p text:style-name="P50">Assemble 3D printed enclosures</text:p>
        </text:list-item>
        <text:list-item>
          <text:p text:style-name="P50">Mount Raspberry Pi and sensors</text:p>
        </text:list-item>
        <text:list-item>
          <text:p text:style-name="P50">Test the integrated system</text:p>
        </text:list-item>
      </text:list>
      <text:p text:style-name="P14">Activities:</text:p>
      <text:list text:style-name="L12">
        <text:list-item>
          <text:p text:style-name="P51">Mounting Raspberry Pi in the enclosure (<text:span text:style-name="T14">3</text:span>0 minutes)</text:p>
        </text:list-item>
        <text:list-item>
          <text:p text:style-name="P51">Installing sensors in appropriate locations (<text:span text:style-name="T14">3</text:span>0 minutes)</text:p>
        </text:list-item>
        <text:list-item>
          <text:p text:style-name="P51">Connecting all components in the final configuration (30 minutes)</text:p>
        </text:list-item>
        <text:list-item>
          <text:p text:style-name="P51">Initial testing of the assembled system (<text:span text:style-name="T14">3</text:span>0 minutes)</text:p>
        </text:list-item>
      </text:list>
      <text:p text:style-name="P52">Homework: Prepare for final testing and think about potential applications.</text:p>
      <text:h text:style-name="P53" text:outline-level="3">Week <text:span text:style-name="T15">6</text:span>: Operating System Setup and Basic Linux Commands</text:h>
      <text:p text:style-name="P42">Objectives:</text:p>
      <text:list text:style-name="L13">
        <text:list-item>
          <text:p text:style-name="P54">Install and configure Raspberry Pi OS</text:p>
        </text:list-item>
        <text:list-item>
          <text:p text:style-name="P54">Learn basic Linux commands</text:p>
        </text:list-item>
        <text:list-item>
          <text:p text:style-name="P54">Understand file system navigation</text:p>
        </text:list-item>
      </text:list>
      <text:p text:style-name="P42"><text:soft-page-break/>Activities:</text:p>
      <text:list text:style-name="L14">
        <text:list-item>
          <text:p text:style-name="P55">Review of <text:span text:style-name="T16">first half</text:span> and address questions (15 minutes)</text:p>
        </text:list-item>
        <text:list-item>
          <text:p text:style-name="P55">Install Raspberry Pi OS using the Raspberry Pi Imager (30 minutes)</text:p>
        </text:list-item>
        <text:list-item>
          <text:p text:style-name="P55">First boot and initial configuration (20 minutes)</text:p>
        </text:list-item>
        <text:list-item>
          <text:p text:style-name="P56">Basic setup: Connecting Pi to monitor, keyboard, mouse (30 minutes)</text:p>
        </text:list-item>
        <text:list-item>
          <text:p text:style-name="P55">Introduction to Terminal and basic Linux commands (cd, ls, mkdir, etc.) (<text:span text:style-name="T17">1</text:span>0 minutes)</text:p>
        </text:list-item>
        <text:list-item>
          <text:p text:style-name="P55">Practice navigating the file system in pairs (<text:span text:style-name="T17">1</text:span>0 minutes)</text:p>
        </text:list-item>
        <text:list-item>
          <text:p text:style-name="P55">Saving work and proper shutdown procedures (5 minutes)</text:p>
        </text:list-item>
      </text:list>
      <text:p text:style-name="P49">Homework: Practice Linux commands using an online terminal simulator</text:p>
      <text:h text:style-name="P57" text:outline-level="3">Week <text:span text:style-name="T15">7</text:span>: Introduction to Python Programming</text:h>
      <text:p text:style-name="P42">Objectives:</text:p>
      <text:list text:style-name="L15">
        <text:list-item>
          <text:p text:style-name="P58">Learn Python basics</text:p>
        </text:list-item>
        <text:list-item>
          <text:p text:style-name="P58">Write simple programs on the Raspberry Pi</text:p>
        </text:list-item>
        <text:list-item>
          <text:p text:style-name="P58">Understand variables, loops, and conditionals</text:p>
        </text:list-item>
      </text:list>
      <text:p text:style-name="P42">Activities:</text:p>
      <text:list text:style-name="L16">
        <text:list-item>
          <text:p text:style-name="P59">Introduction to Python and why it's used for this project (15 minutes)</text:p>
        </text:list-item>
        <text:list-item>
          <text:p text:style-name="P59">Setting up Python development environment on Pi (15 minutes)</text:p>
        </text:list-item>
        <text:list-item>
          <text:p text:style-name="P59">Guided coding: Variables, data types, and simple operations (30 minutes)</text:p>
        </text:list-item>
        <text:list-item>
          <text:p text:style-name="P59">Pair programming exercise: Creating a simple temperature converter program (30 minutes)</text:p>
        </text:list-item>
        <text:list-item>
          <text:p text:style-name="P59">Introduction to conditional statements and loops (20 minutes)</text:p>
        </text:list-item>
        <text:list-item>
          <text:p text:style-name="P59">Saving and running Python scripts (10 minutes)</text:p>
        </text:list-item>
      </text:list>
      <text:p text:style-name="P49">Homework: Complete a simple Python challenge related to weather data</text:p>
      <text:h text:style-name="P53" text:outline-level="3">Week <text:span text:style-name="T15">8</text:span>: Testing, <text:span text:style-name="T18">and </text:span>Troubleshooting</text:h>
      <text:p text:style-name="P42">Objectives:</text:p>
      <text:list text:style-name="L17">
        <text:list-item>
          <text:p text:style-name="P60">Ensure all systems are functioning correctly</text:p>
        </text:list-item>
        <text:list-item>
          <text:p text:style-name="P60">Troubleshoot any issues</text:p>
        </text:list-item>
      </text:list>
      <text:p text:style-name="P42">Activities:</text:p>
      <text:list text:style-name="L18">
        <text:list-item>
          <text:p text:style-name="P61">Final system checks and troubleshooting (30 minutes)</text:p>
        </text:list-item>
        <text:list-item>
          <text:p text:style-name="P61">Loading the pre-built software for extended functionality (20 minutes)</text:p>
        </text:list-item>
        <text:list-item>
          <text:p text:style-name="P61">Testing the complete <text:span text:style-name="T18">CO2</text:span> monitoring system (20 minutes)</text:p>
        </text:list-item>
        <text:list-item>
          <text:p text:style-name="P61">Each pair presents their project and demonstrates functionality (30 minutes)</text:p>
        </text:list-item>
      </text:list>
      <text:p text:style-name="P62">Homework:</text:p>
      <text:h text:style-name="P63" text:outline-level="3">Week <text:span text:style-name="T19">9</text:span>: Calibration with Vacuum Pump and Calibration Gas</text:h>
      <text:p text:style-name="P64">Objectives:</text:p>
      <text:list text:style-name="L19">
        <text:list-item>
          <text:p text:style-name="P65">Understand the importance of sensor calibration</text:p>
        </text:list-item>
        <text:list-item>
          <text:p text:style-name="P65">Learn calibration techniques for pressure and CO2 sensors</text:p>
        </text:list-item>
        <text:list-item>
          <text:p text:style-name="P65">Implement calibration in code</text:p>
        </text:list-item>
      </text:list>
      <text:p text:style-name="P64">Activities:</text:p>
      <text:list text:style-name="L20">
        <text:list-item>
          <text:p text:style-name="P66">Introduction to sensor calibration principles (20 minutes)</text:p>
        </text:list-item>
        <text:list-item>
          <text:p text:style-name="P66"><text:soft-page-break/>Safety briefing for working with vacuum pumps and calibration gas (15 minutes)</text:p>
        </text:list-item>
        <text:list-item>
          <text:p text:style-name="P66">Demonstration of calibration setup and equipment (20 minutes)</text:p>
        </text:list-item>
        <text:list-item>
          <text:p text:style-name="P66">Calibrating pressure sensors using vacuum pump (30 minutes)</text:p>
        </text:list-item>
        <text:list-item>
          <text:p text:style-name="P66">Calibrating CO2 sensors using calibration gas (30 minutes)</text:p>
        </text:list-item>
        <text:list-item>
          <text:p text:style-name="P66">Implementing calibration offsets in Python code (5 minutes)</text:p>
        </text:list-item>
      </text:list>
      <text:p text:style-name="P64">Homework: </text:p>
      <text:h text:style-name="P13" text:outline-level="3">Week 10: Catchup, Final Testing and Presentation</text:h>
      <text:p text:style-name="P14">Objectives:</text:p>
      <text:list text:style-name="L21">
        <text:list-item>
          <text:p text:style-name="P67">Complete any unfinished work from previous weeks</text:p>
        </text:list-item>
        <text:list-item>
          <text:p text:style-name="P68">Ensure all systems are functioning correctly</text:p>
        </text:list-item>
        <text:list-item>
          <text:p text:style-name="P69">Discuss future applications</text:p>
        </text:list-item>
        <text:list-item>
          <text:p text:style-name="P67">Present final projects</text:p>
        </text:list-item>
      </text:list>
      <text:p text:style-name="P14">Activities:</text:p>
      <text:list text:style-name="L22">
        <text:list-item>
          <text:p text:style-name="P70">Catchup time for groups who need to complete previous steps (30 minutes)</text:p>
        </text:list-item>
        <text:list-item>
          <text:p text:style-name="P70">Final calibration checks and adjustments (20 minutes)</text:p>
        </text:list-item>
        <text:list-item>
          <text:p text:style-name="P70">Each pair presents their project and demonstrates functionality (30 minutes)</text:p>
        </text:list-item>
        <text:list-item>
          <text:p text:style-name="P70">Discussion of potential applications and future enhancements (15 minutes)</text:p>
        </text:list-item>
        <text:list-item>
          <text:p text:style-name="P70">Project wrap-up and celebration of achievements (5 minutes)</text:p>
        </text:list-item>
      </text:list>
      <text:p text:style-name="P52">Optional Extension: If some pairs finish early, they could add features like a web interface for remote monitoring or additional sensors.</text:p>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01T15:53:22.157982000</meta:creation-date>
    <dc:date>2025-06-04T09:51:52.018430800</dc:date>
    <meta:editing-duration>P2DT10H13M13S</meta:editing-duration>
    <meta:editing-cycles>9</meta:editing-cycles>
    <meta:generator>LibreOffice/25.2.3.2$Windows_X86_64 LibreOffice_project/bbb074479178df812d175f709636b368952c2ce3</meta:generator>
    <meta:print-date>2025-06-01T19:22:53.689981900</meta:print-date>
    <meta:document-statistic meta:table-count="0" meta:image-count="0" meta:object-count="0" meta:page-count="5" meta:paragraph-count="155" meta:word-count="1236" meta:character-count="7934" meta:non-whitespace-character-count="6956"/>
  </office:meta>
</office:document-meta>
</file>